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4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8.56mm"/>
    </style:style>
    <style:style style:name="co5" style:family="table-column">
      <style:table-column-properties fo:break-before="auto" style:column-width="29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4.06mm" svg:height="105.6mm" svg:x="20.19mm" svg:y="50.02mm">
            <loext:p draw:notify-on-update-of-ranges="Sheet1.B5:Sheet1.B9 Sheet1.C4:Sheet1.C4 Sheet1.C5:Sheet1.C9 Sheet1.D4:Sheet1.D4 Sheet1.D5:Sheet1.D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4.06mm" svg:height="105.6mm" svg:x="176.26mm" svg:y="49.67mm">
            <loext:p draw:notify-on-update-of-ranges="Sheet1.B5:Sheet1.B9 Sheet1.E4:Sheet1.E4 Sheet1.E5:Sheet1.E9 Sheet1.F4:Sheet1.F4 Sheet1.F5:Sheet1.F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4.06mm" svg:height="105.6mm" svg:x="21.53mm" svg:y="162.92mm">
            <loext:p draw:notify-on-update-of-ranges="Sheet1.B5:Sheet1.B9 Sheet1.G4:Sheet1.G4 Sheet1.G5:Sheet1.G9 Sheet1.H4:Sheet1.H4 Sheet1.H5:Sheet1.H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4.06mm" svg:height="105.6mm" svg:x="177.94mm" svg:y="162.21mm">
            <loext:p draw:notify-on-update-of-ranges="Sheet1.B5:Sheet1.B9 Sheet1.I4:Sheet1.I4 Sheet1.I5:Sheet1.I9 Sheet1.J4:Sheet1.J4 Sheet1.J5:Sheet1.J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2" table:number-columns-repeated="2" table:default-cell-style-name="ce3"/>
        <table:table-column table:style-name="co4" table:number-columns-repeated="2" table:default-cell-style-name="ce3"/>
        <table:table-column table:style-name="co5" table:number-columns-repeated="2" table:default-cell-style-name="ce3"/>
        <table:table-column table:style-name="co1" table:default-cell-style-name="ce3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8" table:number-rows-spanned="1">
            <text:p>Reads aligned (%)</text:p>
          </table:table-cell>
          <table:covered-table-cell table:number-columns-repeated="7" table:style-name="ce1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Rn4 trimmed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Rn4 untrimmed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Rn6 trimmed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Rn6 untrimmed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>
            <text:p>Samples</text:p>
          </table:table-cell>
          <table:table-cell table:style-name="ce1" office:value-type="string" calcext:value-type="string">
            <text:p>Pipeline 5 </text:p>
          </table:table-cell>
          <table:table-cell table:style-name="ce1" office:value-type="string" calcext:value-type="string">
            <text:p>Pipeline 6</text:p>
          </table:table-cell>
          <table:table-cell table:style-name="ce1" office:value-type="string" calcext:value-type="string">
            <text:p>Pipeline 5 </text:p>
          </table:table-cell>
          <table:table-cell table:style-name="ce1" office:value-type="string" calcext:value-type="string">
            <text:p>Pipeline 6</text:p>
          </table:table-cell>
          <table:table-cell table:style-name="ce1" office:value-type="string" calcext:value-type="string">
            <text:p>Pipeline 5 </text:p>
          </table:table-cell>
          <table:table-cell table:style-name="ce1" office:value-type="string" calcext:value-type="string">
            <text:p>Pipeline 6</text:p>
          </table:table-cell>
          <table:table-cell table:style-name="ce1" office:value-type="string" calcext:value-type="string">
            <text:p>Pipeline 5 </text:p>
          </table:table-cell>
          <table:table-cell table:style-name="ce1" office:value-type="string" calcext:value-type="string">
            <text:p>Pipeline 6</text:p>
          </table:table-cell>
        </table:table-row>
        <table:table-row table:style-name="ro1">
          <table:table-cell/>
          <table:table-cell office:value-type="string" calcext:value-type="string">
            <text:p>SRR1177973</text:p>
          </table:table-cell>
          <table:table-cell office:value-type="percentage" office:value="0.874612685689022" calcext:value-type="percentage">
            <text:p>87.46%</text:p>
          </table:table-cell>
          <table:table-cell office:value-type="percentage" office:value="0.839339510230264" calcext:value-type="percentage">
            <text:p>83.93%</text:p>
          </table:table-cell>
          <table:table-cell office:value-type="percentage" office:value="0.812014382146882" calcext:value-type="percentage">
            <text:p>81.20%</text:p>
          </table:table-cell>
          <table:table-cell table:formula="of:=[.D5]/[.C5]" office:value-type="percentage" office:value="0.959669947582604" calcext:value-type="percentage">
            <text:p>95.97%</text:p>
          </table:table-cell>
          <table:table-cell office:value-type="percentage" office:value="0.857745347336066" calcext:value-type="percentage">
            <text:p>85.77%</text:p>
          </table:table-cell>
          <table:table-cell office:value-type="percentage" office:value="0.880275893124556" calcext:value-type="percentage">
            <text:p>88.03%</text:p>
          </table:table-cell>
          <table:table-cell office:value-type="percentage" office:value="0.91180675813685" calcext:value-type="percentage">
            <text:p>91.18%</text:p>
          </table:table-cell>
          <table:table-cell office:value-type="percentage" office:value="0.865100953585495" calcext:value-type="percentage">
            <text:p>86.51%</text:p>
          </table:table-cell>
        </table:table-row>
        <table:table-row table:style-name="ro1">
          <table:table-cell/>
          <table:table-cell office:value-type="string" calcext:value-type="string">
            <text:p>SRR1178033</text:p>
          </table:table-cell>
          <table:table-cell office:value-type="percentage" office:value="0.858411246541569" calcext:value-type="percentage">
            <text:p>85.84%</text:p>
          </table:table-cell>
          <table:table-cell office:value-type="percentage" office:value="0.808401601652216" calcext:value-type="percentage">
            <text:p>80.84%</text:p>
          </table:table-cell>
          <table:table-cell office:value-type="percentage" office:value="0.572256958809235" calcext:value-type="percentage">
            <text:p>57.23%</text:p>
          </table:table-cell>
          <table:table-cell table:formula="of:=[.D6]/[.C6]" office:value-type="percentage" office:value="0.941741624319537" calcext:value-type="percentage">
            <text:p>94.17%</text:p>
          </table:table-cell>
          <table:table-cell office:value-type="percentage" office:value="0.654683777426187" calcext:value-type="percentage">
            <text:p>65.47%</text:p>
          </table:table-cell>
          <table:table-cell office:value-type="percentage" office:value="0.845381097151475" calcext:value-type="percentage">
            <text:p>84.54%</text:p>
          </table:table-cell>
          <table:table-cell office:value-type="percentage" office:value="0.880120005994228" calcext:value-type="percentage">
            <text:p>88.01%</text:p>
          </table:table-cell>
          <table:table-cell office:value-type="percentage" office:value="0.806886735579977" calcext:value-type="percentage">
            <text:p>80.69%</text:p>
          </table:table-cell>
        </table:table-row>
        <table:table-row table:style-name="ro1">
          <table:table-cell/>
          <table:table-cell office:value-type="string" calcext:value-type="string">
            <text:p>SRR1178043</text:p>
          </table:table-cell>
          <table:table-cell office:value-type="percentage" office:value="0.894625654114521" calcext:value-type="percentage">
            <text:p>89.46%</text:p>
          </table:table-cell>
          <table:table-cell office:value-type="percentage" office:value="0.840183858867808" calcext:value-type="percentage">
            <text:p>84.02%</text:p>
          </table:table-cell>
          <table:table-cell office:value-type="percentage" office:value="0.773980947052927" calcext:value-type="percentage">
            <text:p>77.40%</text:p>
          </table:table-cell>
          <table:table-cell table:formula="of:=[.D7]/[.C7]" office:value-type="percentage" office:value="0.939145725369794" calcext:value-type="percentage">
            <text:p>93.91%</text:p>
          </table:table-cell>
          <table:table-cell office:value-type="percentage" office:value="0.832004770350393" calcext:value-type="percentage">
            <text:p>83.20%</text:p>
          </table:table-cell>
          <table:table-cell office:value-type="percentage" office:value="0.874550488254431" calcext:value-type="percentage">
            <text:p>87.46%</text:p>
          </table:table-cell>
          <table:table-cell office:value-type="percentage" office:value="0.924025612896751" calcext:value-type="percentage">
            <text:p>92.40%</text:p>
          </table:table-cell>
          <table:table-cell office:value-type="percentage" office:value="0.868730234771972" calcext:value-type="percentage">
            <text:p>86.87%</text:p>
          </table:table-cell>
        </table:table-row>
        <table:table-row table:style-name="ro1">
          <table:table-cell/>
          <table:table-cell office:value-type="string" calcext:value-type="string">
            <text:p>SRR1178050</text:p>
          </table:table-cell>
          <table:table-cell office:value-type="percentage" office:value="0.887028148342697" calcext:value-type="percentage">
            <text:p>88.70%</text:p>
          </table:table-cell>
          <table:table-cell office:value-type="percentage" office:value="0.808716007371217" calcext:value-type="percentage">
            <text:p>80.87%</text:p>
          </table:table-cell>
          <table:table-cell office:value-type="percentage" office:value="0.749989371226255" calcext:value-type="percentage">
            <text:p>75.00%</text:p>
          </table:table-cell>
          <table:table-cell table:formula="of:=[.D8]/[.C8]" office:value-type="percentage" office:value="0.911714029461414" calcext:value-type="percentage">
            <text:p>91.17%</text:p>
          </table:table-cell>
          <table:table-cell office:value-type="percentage" office:value="0.813512153083129" calcext:value-type="percentage">
            <text:p>81.35%</text:p>
          </table:table-cell>
          <table:table-cell office:value-type="percentage" office:value="0.847109765908977" calcext:value-type="percentage">
            <text:p>84.71%</text:p>
          </table:table-cell>
          <table:table-cell office:value-type="percentage" office:value="0.914772221648716" calcext:value-type="percentage">
            <text:p>91.48%</text:p>
          </table:table-cell>
          <table:table-cell office:value-type="percentage" office:value="0.834996052352078" calcext:value-type="percentage">
            <text:p>83.50%</text:p>
          </table:table-cell>
        </table:table-row>
        <table:table-row table:style-name="ro1">
          <table:table-cell/>
          <table:table-cell office:value-type="string" calcext:value-type="string">
            <text:p>SRR1178059</text:p>
          </table:table-cell>
          <table:table-cell office:value-type="percentage" office:value="0.878407127738537" calcext:value-type="percentage">
            <text:p>87.84%</text:p>
          </table:table-cell>
          <table:table-cell office:value-type="percentage" office:value="0.819406374314604" calcext:value-type="percentage">
            <text:p>81.94%</text:p>
          </table:table-cell>
          <table:table-cell office:value-type="percentage" office:value="0.762409698991977" calcext:value-type="percentage">
            <text:p>76.24%</text:p>
          </table:table-cell>
          <table:table-cell table:formula="of:=[.D9]/[.C9]" office:value-type="percentage" office:value="0.932832109894383" calcext:value-type="percentage">
            <text:p>93.28%</text:p>
          </table:table-cell>
          <table:table-cell office:value-type="percentage" office:value="0.82082707014657" calcext:value-type="percentage">
            <text:p>82.08%</text:p>
          </table:table-cell>
          <table:table-cell office:value-type="percentage" office:value="0.851479093187027" calcext:value-type="percentage">
            <text:p>85.15%</text:p>
          </table:table-cell>
          <table:table-cell office:value-type="percentage" office:value="0.907302856604973" calcext:value-type="percentage">
            <text:p>90.73%</text:p>
          </table:table-cell>
          <table:table-cell office:value-type="percentage" office:value="0.842189548576724" calcext:value-type="percentage">
            <text:p>84.2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4:46:51.005935535</meta:creation-date>
    <dc:date>2017-07-26T16:30:14.181981647</dc:date>
    <meta:editing-duration>PT31M50S</meta:editing-duration>
    <meta:editing-cycles>5</meta:editing-cycles>
    <meta:generator>LibreOffice/5.1.6.2$Linux_X86_64 LibreOffice_project/10m0$Build-2</meta:generator>
    <meta:document-statistic meta:table-count="1" meta:cell-count="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07cm" svg:height="10.561cm" xlink:href=".." xlink:type="simple" chart:class="chart:bar" chart:style-name="ch1">
        <chart:title svg:x="6.35cm" svg:y="0.347cm" chart:style-name="ch2">
          <text:p>Rn4 trimmed</text:p>
        </chart:title>
        <chart:legend chart:legend-position="bottom" svg:x="5.597cm" svg:y="9.778cm" style:legend-expansion="wide" chart:style-name="ch3"/>
        <chart:plot-area chart:style-name="ch4" table:cell-range-address="Sheet1.B4:Sheet1.D9" chart:data-source-has-labels="both" svg:x="1.319cm" svg:y="1.337cm" svg:width="13.78cm" svg:height="7.249cm">
          <chartooo:coordinate-region svg:x="2.919cm" svg:y="1.536cm" svg:width="12.18cm" svg:height="6.403cm"/>
          <chart:axis chart:dimension="x" chart:name="primary-x" chart:style-name="ch5" chartooo:axis-type="auto">
            <chartooo:date-scale/>
            <chart:title svg:x="7.517cm" svg:y="8.797cm" chart:style-name="ch6">
              <text:p>Samples</text:p>
            </chart:title>
            <chart:categories table:cell-range-address="Sheet1.B5:Sheet1.B9"/>
          </chart:axis>
          <chart:axis chart:dimension="y" chart:name="primary-y" chart:style-name="ch7">
            <chart:title svg:x="0.451cm" svg:y="6.368cm" chart:style-name="ch8">
              <text:p>Reads aligned (%)</text:p>
            </chart:title>
            <chart:grid chart:style-name="ch9" chart:class="major"/>
          </chart:axis>
          <chart:series chart:style-name="ch10" chart:values-cell-range-address="Sheet1.C5:Sheet1.C9" chart:label-cell-address="Sheet1.C4:Sheet1.C4" chart:class="chart:bar">
            <chart:data-point chart:repeated="5"/>
          </chart:series>
          <chart:series chart:style-name="ch11" chart:values-cell-range-address="Sheet1.D5:Sheet1.D9" chart:label-cell-address="Sheet1.D4:Sheet1.D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peline 5 </text:p>
                <draw:g>
                  <svg:desc>Sheet1.C4:Sheet1.C4</svg:desc>
                </draw:g>
              </table:table-cell>
              <table:table-cell office:value-type="string">
                <text:p>Pipeline 6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RR1177973</text:p>
                <draw:g>
                  <svg:desc>Sheet1.B5:Sheet1.B9</svg:desc>
                </draw:g>
              </table:table-cell>
              <table:table-cell office:value-type="float" office:value="0.874612685689022">
                <text:p>0.874612685689022</text:p>
                <draw:g>
                  <svg:desc>Sheet1.C5:Sheet1.C9</svg:desc>
                </draw:g>
              </table:table-cell>
              <table:table-cell office:value-type="float" office:value="0.839339510230264">
                <text:p>0.839339510230264</text:p>
                <draw:g>
                  <svg:desc>Sheet1.D5:Sheet1.D9</svg:desc>
                </draw:g>
              </table:table-cell>
            </table:table-row>
            <table:table-row>
              <table:table-cell office:value-type="string">
                <text:p>SRR1178033</text:p>
              </table:table-cell>
              <table:table-cell office:value-type="float" office:value="0.858411246541569">
                <text:p>0.858411246541569</text:p>
              </table:table-cell>
              <table:table-cell office:value-type="float" office:value="0.808401601652216">
                <text:p>0.808401601652216</text:p>
              </table:table-cell>
            </table:table-row>
            <table:table-row>
              <table:table-cell office:value-type="string">
                <text:p>SRR1178043</text:p>
              </table:table-cell>
              <table:table-cell office:value-type="float" office:value="0.894625654114521">
                <text:p>0.894625654114521</text:p>
              </table:table-cell>
              <table:table-cell office:value-type="float" office:value="0.840183858867808">
                <text:p>0.840183858867808</text:p>
              </table:table-cell>
            </table:table-row>
            <table:table-row>
              <table:table-cell office:value-type="string">
                <text:p>SRR1178050</text:p>
              </table:table-cell>
              <table:table-cell office:value-type="float" office:value="0.887028148342697">
                <text:p>0.887028148342697</text:p>
              </table:table-cell>
              <table:table-cell office:value-type="float" office:value="0.808716007371217">
                <text:p>0.808716007371217</text:p>
              </table:table-cell>
            </table:table-row>
            <table:table-row>
              <table:table-cell office:value-type="string">
                <text:p>SRR1178059</text:p>
              </table:table-cell>
              <table:table-cell office:value-type="float" office:value="0.878407127738537">
                <text:p>0.878407127738537</text:p>
              </table:table-cell>
              <table:table-cell office:value-type="float" office:value="0.819406374314604">
                <text:p>0.8194063743146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07cm" svg:height="10.561cm" xlink:href=".." xlink:type="simple" chart:class="chart:bar" chart:style-name="ch1">
        <chart:title svg:x="6.112cm" svg:y="0.347cm" chart:style-name="ch2">
          <text:p>Rn4 untrimmed</text:p>
        </chart:title>
        <chart:legend chart:legend-position="bottom" svg:x="5.597cm" svg:y="9.778cm" style:legend-expansion="wide" chart:style-name="ch3"/>
        <chart:plot-area chart:style-name="ch4" table:cell-range-address="Sheet1.B5:Sheet1.B9 Sheet1.E4:Sheet1.F9" chart:data-source-has-labels="both" svg:x="1.319cm" svg:y="1.337cm" svg:width="13.78cm" svg:height="7.249cm">
          <chartooo:coordinate-region svg:x="2.919cm" svg:y="1.536cm" svg:width="12.18cm" svg:height="6.403cm"/>
          <chart:axis chart:dimension="x" chart:name="primary-x" chart:style-name="ch5" chartooo:axis-type="auto">
            <chartooo:date-scale/>
            <chart:title svg:x="7.517cm" svg:y="8.797cm" chart:style-name="ch6">
              <text:p>Samples</text:p>
            </chart:title>
            <chart:categories table:cell-range-address="Sheet1.B5:Sheet1.B9"/>
          </chart:axis>
          <chart:axis chart:dimension="y" chart:name="primary-y" chart:style-name="ch7">
            <chart:title svg:x="0.451cm" svg:y="6.368cm" chart:style-name="ch8">
              <text:p>Reads aligned (%)</text:p>
            </chart:title>
            <chart:grid chart:style-name="ch9" chart:class="major"/>
          </chart:axis>
          <chart:series chart:style-name="ch10" chart:values-cell-range-address="Sheet1.E5:Sheet1.E9" chart:label-cell-address="Sheet1.E4:Sheet1.E4" chart:class="chart:bar">
            <chart:data-point chart:repeated="5"/>
          </chart:series>
          <chart:series chart:style-name="ch11" chart:values-cell-range-address="Sheet1.F5:Sheet1.F9" chart:label-cell-address="Sheet1.F4:Sheet1.F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peline 5 </text:p>
                <draw:g>
                  <svg:desc>Sheet1.E4:Sheet1.E4</svg:desc>
                </draw:g>
              </table:table-cell>
              <table:table-cell office:value-type="string">
                <text:p>Pipeline 6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RR1177973</text:p>
                <draw:g>
                  <svg:desc>Sheet1.B5:Sheet1.B9</svg:desc>
                </draw:g>
              </table:table-cell>
              <table:table-cell office:value-type="float" office:value="0.812014382146882">
                <text:p>0.812014382146882</text:p>
                <draw:g>
                  <svg:desc>Sheet1.E5:Sheet1.E9</svg:desc>
                </draw:g>
              </table:table-cell>
              <table:table-cell office:value-type="float" office:value="0.959669947582604">
                <text:p>0.959669947582604</text:p>
                <draw:g>
                  <svg:desc>Sheet1.F5:Sheet1.F9</svg:desc>
                </draw:g>
              </table:table-cell>
            </table:table-row>
            <table:table-row>
              <table:table-cell office:value-type="string">
                <text:p>SRR1178033</text:p>
              </table:table-cell>
              <table:table-cell office:value-type="float" office:value="0.572256958809235">
                <text:p>0.572256958809235</text:p>
              </table:table-cell>
              <table:table-cell office:value-type="float" office:value="0.941741624319537">
                <text:p>0.941741624319537</text:p>
              </table:table-cell>
            </table:table-row>
            <table:table-row>
              <table:table-cell office:value-type="string">
                <text:p>SRR1178043</text:p>
              </table:table-cell>
              <table:table-cell office:value-type="float" office:value="0.773980947052927">
                <text:p>0.773980947052927</text:p>
              </table:table-cell>
              <table:table-cell office:value-type="float" office:value="0.939145725369794">
                <text:p>0.939145725369794</text:p>
              </table:table-cell>
            </table:table-row>
            <table:table-row>
              <table:table-cell office:value-type="string">
                <text:p>SRR1178050</text:p>
              </table:table-cell>
              <table:table-cell office:value-type="float" office:value="0.749989371226255">
                <text:p>0.749989371226255</text:p>
              </table:table-cell>
              <table:table-cell office:value-type="float" office:value="0.911714029461414">
                <text:p>0.911714029461414</text:p>
              </table:table-cell>
            </table:table-row>
            <table:table-row>
              <table:table-cell office:value-type="string">
                <text:p>SRR1178059</text:p>
              </table:table-cell>
              <table:table-cell office:value-type="float" office:value="0.762409698991977">
                <text:p>0.762409698991977</text:p>
              </table:table-cell>
              <table:table-cell office:value-type="float" office:value="0.932832109894383">
                <text:p>0.9328321098943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07cm" svg:height="10.561cm" xlink:href=".." xlink:type="simple" chart:class="chart:bar" chart:style-name="ch1">
        <chart:title svg:x="6.35cm" svg:y="0.347cm" chart:style-name="ch2">
          <text:p>Rn6 trimmed</text:p>
        </chart:title>
        <chart:legend chart:legend-position="bottom" svg:x="5.597cm" svg:y="9.778cm" style:legend-expansion="wide" chart:style-name="ch3"/>
        <chart:plot-area chart:style-name="ch4" table:cell-range-address="Sheet1.B5:Sheet1.B9 Sheet1.G4:Sheet1.H9" chart:data-source-has-labels="both" svg:x="1.319cm" svg:y="1.337cm" svg:width="13.78cm" svg:height="7.249cm">
          <chartooo:coordinate-region svg:x="2.919cm" svg:y="1.536cm" svg:width="12.18cm" svg:height="6.403cm"/>
          <chart:axis chart:dimension="x" chart:name="primary-x" chart:style-name="ch5" chartooo:axis-type="auto">
            <chartooo:date-scale/>
            <chart:title svg:x="7.517cm" svg:y="8.797cm" chart:style-name="ch6">
              <text:p>Samples</text:p>
            </chart:title>
            <chart:categories table:cell-range-address="Sheet1.B5:Sheet1.B9"/>
          </chart:axis>
          <chart:axis chart:dimension="y" chart:name="primary-y" chart:style-name="ch7">
            <chart:title svg:x="0.451cm" svg:y="6.368cm" chart:style-name="ch8">
              <text:p>Reads aligned (%)</text:p>
            </chart:title>
            <chart:grid chart:style-name="ch9" chart:class="major"/>
          </chart:axis>
          <chart:series chart:style-name="ch10" chart:values-cell-range-address="Sheet1.G5:Sheet1.G9" chart:label-cell-address="Sheet1.G4:Sheet1.G4" chart:class="chart:bar">
            <chart:data-point chart:repeated="5"/>
          </chart:series>
          <chart:series chart:style-name="ch11" chart:values-cell-range-address="Sheet1.H5:Sheet1.H9" chart:label-cell-address="Sheet1.H4:Sheet1.H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peline 5 </text:p>
                <draw:g>
                  <svg:desc>Sheet1.G4:Sheet1.G4</svg:desc>
                </draw:g>
              </table:table-cell>
              <table:table-cell office:value-type="string">
                <text:p>Pipeline 6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RR1177973</text:p>
                <draw:g>
                  <svg:desc>Sheet1.B5:Sheet1.B9</svg:desc>
                </draw:g>
              </table:table-cell>
              <table:table-cell office:value-type="float" office:value="0.857745347336066">
                <text:p>0.857745347336066</text:p>
                <draw:g>
                  <svg:desc>Sheet1.G5:Sheet1.G9</svg:desc>
                </draw:g>
              </table:table-cell>
              <table:table-cell office:value-type="float" office:value="0.880275893124556">
                <text:p>0.880275893124556</text:p>
                <draw:g>
                  <svg:desc>Sheet1.H5:Sheet1.H9</svg:desc>
                </draw:g>
              </table:table-cell>
            </table:table-row>
            <table:table-row>
              <table:table-cell office:value-type="string">
                <text:p>SRR1178033</text:p>
              </table:table-cell>
              <table:table-cell office:value-type="float" office:value="0.654683777426187">
                <text:p>0.654683777426187</text:p>
              </table:table-cell>
              <table:table-cell office:value-type="float" office:value="0.845381097151475">
                <text:p>0.845381097151475</text:p>
              </table:table-cell>
            </table:table-row>
            <table:table-row>
              <table:table-cell office:value-type="string">
                <text:p>SRR1178043</text:p>
              </table:table-cell>
              <table:table-cell office:value-type="float" office:value="0.832004770350393">
                <text:p>0.832004770350393</text:p>
              </table:table-cell>
              <table:table-cell office:value-type="float" office:value="0.874550488254431">
                <text:p>0.874550488254431</text:p>
              </table:table-cell>
            </table:table-row>
            <table:table-row>
              <table:table-cell office:value-type="string">
                <text:p>SRR1178050</text:p>
              </table:table-cell>
              <table:table-cell office:value-type="float" office:value="0.813512153083129">
                <text:p>0.813512153083129</text:p>
              </table:table-cell>
              <table:table-cell office:value-type="float" office:value="0.847109765908977">
                <text:p>0.847109765908977</text:p>
              </table:table-cell>
            </table:table-row>
            <table:table-row>
              <table:table-cell office:value-type="string">
                <text:p>SRR1178059</text:p>
              </table:table-cell>
              <table:table-cell office:value-type="float" office:value="0.82082707014657">
                <text:p>0.82082707014657</text:p>
              </table:table-cell>
              <table:table-cell office:value-type="float" office:value="0.851479093187027">
                <text:p>0.8514790931870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07cm" svg:height="10.561cm" xlink:href=".." xlink:type="simple" chart:class="chart:bar" chart:style-name="ch1">
        <chart:title svg:x="6.112cm" svg:y="0.347cm" chart:style-name="ch2">
          <text:p>Rn6 untrimmed</text:p>
        </chart:title>
        <chart:legend chart:legend-position="bottom" svg:x="5.597cm" svg:y="9.778cm" style:legend-expansion="wide" chart:style-name="ch3"/>
        <chart:plot-area chart:style-name="ch4" table:cell-range-address="Sheet1.B5:Sheet1.B9 Sheet1.I4:Sheet1.J9" chart:data-source-has-labels="both" svg:x="1.319cm" svg:y="1.337cm" svg:width="13.78cm" svg:height="7.249cm">
          <chartooo:coordinate-region svg:x="2.919cm" svg:y="1.536cm" svg:width="12.18cm" svg:height="6.403cm"/>
          <chart:axis chart:dimension="x" chart:name="primary-x" chart:style-name="ch5" chartooo:axis-type="auto">
            <chartooo:date-scale/>
            <chart:title svg:x="7.517cm" svg:y="8.797cm" chart:style-name="ch6">
              <text:p>Samples</text:p>
            </chart:title>
            <chart:categories table:cell-range-address="Sheet1.B5:Sheet1.B9"/>
          </chart:axis>
          <chart:axis chart:dimension="y" chart:name="primary-y" chart:style-name="ch7">
            <chart:title svg:x="0.451cm" svg:y="6.368cm" chart:style-name="ch8">
              <text:p>Reads aligned (%)</text:p>
            </chart:title>
            <chart:grid chart:style-name="ch9" chart:class="major"/>
          </chart:axis>
          <chart:series chart:style-name="ch10" chart:values-cell-range-address="Sheet1.I5:Sheet1.I9" chart:label-cell-address="Sheet1.I4:Sheet1.I4" chart:class="chart:bar">
            <chart:data-point chart:repeated="5"/>
          </chart:series>
          <chart:series chart:style-name="ch11" chart:values-cell-range-address="Sheet1.J5:Sheet1.J9" chart:label-cell-address="Sheet1.J4:Sheet1.J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peline 5 </text:p>
                <draw:g>
                  <svg:desc>Sheet1.I4:Sheet1.I4</svg:desc>
                </draw:g>
              </table:table-cell>
              <table:table-cell office:value-type="string">
                <text:p>Pipeline 6</text:p>
                <draw:g>
                  <svg:desc>Sheet1.J4:Sheet1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RR1177973</text:p>
                <draw:g>
                  <svg:desc>Sheet1.B5:Sheet1.B9</svg:desc>
                </draw:g>
              </table:table-cell>
              <table:table-cell office:value-type="float" office:value="0.91180675813685">
                <text:p>0.91180675813685</text:p>
                <draw:g>
                  <svg:desc>Sheet1.I5:Sheet1.I9</svg:desc>
                </draw:g>
              </table:table-cell>
              <table:table-cell office:value-type="float" office:value="0.865100953585495">
                <text:p>0.865100953585495</text:p>
                <draw:g>
                  <svg:desc>Sheet1.J5:Sheet1.J9</svg:desc>
                </draw:g>
              </table:table-cell>
            </table:table-row>
            <table:table-row>
              <table:table-cell office:value-type="string">
                <text:p>SRR1178033</text:p>
              </table:table-cell>
              <table:table-cell office:value-type="float" office:value="0.880120005994228">
                <text:p>0.880120005994228</text:p>
              </table:table-cell>
              <table:table-cell office:value-type="float" office:value="0.806886735579977">
                <text:p>0.806886735579977</text:p>
              </table:table-cell>
            </table:table-row>
            <table:table-row>
              <table:table-cell office:value-type="string">
                <text:p>SRR1178043</text:p>
              </table:table-cell>
              <table:table-cell office:value-type="float" office:value="0.924025612896751">
                <text:p>0.924025612896751</text:p>
              </table:table-cell>
              <table:table-cell office:value-type="float" office:value="0.868730234771972">
                <text:p>0.868730234771972</text:p>
              </table:table-cell>
            </table:table-row>
            <table:table-row>
              <table:table-cell office:value-type="string">
                <text:p>SRR1178050</text:p>
              </table:table-cell>
              <table:table-cell office:value-type="float" office:value="0.914772221648716">
                <text:p>0.914772221648716</text:p>
              </table:table-cell>
              <table:table-cell office:value-type="float" office:value="0.834996052352078">
                <text:p>0.834996052352078</text:p>
              </table:table-cell>
            </table:table-row>
            <table:table-row>
              <table:table-cell office:value-type="string">
                <text:p>SRR1178059</text:p>
              </table:table-cell>
              <table:table-cell office:value-type="float" office:value="0.907302856604973">
                <text:p>0.907302856604973</text:p>
              </table:table-cell>
              <table:table-cell office:value-type="float" office:value="0.842189548576724">
                <text:p>0.8421895485767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